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Stream.read( byte [ ] out , int off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okenStream.readToBoundary( byte [ ] ou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TokenStream.nextP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Stream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Stream.TokenStream( Pushback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tream.read( byte [ ]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Stream.TokenStream( PushbackInputStream in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Stream.setBoundary( byte [ ] bounda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